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ce3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n(M)</text:p>
          </table:table-cell>
          <table:table-cell table:style-name="ce2" office:value-type="string" calcext:value-type="string">
            <text:p>e^ln(M*A)</text:p>
          </table:table-cell>
          <table:table-cell table:style-name="ce1" office:value-type="string" calcext:value-type="string">
            <text:p>ln(M/10)</text:p>
          </table:table-cell>
          <table:table-cell table:style-name="ce2" office:value-type="string" calcext:value-type="string">
            <text:p>10*e^ln(M/10*A)</text:p>
          </table:table-cell>
          <table:table-cell table:style-name="ce1" office:value-type="string" calcext:value-type="string">
            <text:p>ln(M)/4</text:p>
          </table:table-cell>
          <table:table-cell table:style-name="ce1" office:value-type="string" calcext:value-type="string">
            <text:p>e^(4*ln(M))</text:p>
          </table:table-cell>
          <table:table-cell table:style-name="ce1" table:number-columns-repeated="101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000" calcext:value-type="float">
            <text:p>12000</text:p>
          </table:table-cell>
          <table:table-cell table:formula="of:=LN([.B2])" office:value-type="float" office:value="9.39266192877014" calcext:value-type="float">
            <text:p>9.3926619288</text:p>
          </table:table-cell>
          <table:table-cell table:formula="of:=EXP([.C2]*[.A2])" office:value-type="float" office:value="1.20665641173995" calcext:value-type="float">
            <text:p>1.2066564117</text:p>
          </table:table-cell>
          <table:table-cell table:formula="of:=LN([.B2]/10)" office:value-type="float" office:value="7.09007683577609" calcext:value-type="float">
            <text:p>7.0900768358</text:p>
          </table:table-cell>
          <table:table-cell table:formula="of:=10*EXP([.E2]*[.A2])" office:value-type="float" office:value="11.5234792708688" calcext:value-type="float">
            <text:p>11.5234792709</text:p>
          </table:table-cell>
          <table:table-cell table:formula="of:=[.C2]/4" office:value-type="float" office:value="2.34816548219253" calcext:value-type="float">
            <text:p>2.3481654822</text:p>
          </table:table-cell>
          <table:table-cell table:formula="of:=EXP(4*[.C2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000" calcext:value-type="float">
            <text:p>12000</text:p>
          </table:table-cell>
          <table:table-cell table:formula="of:=LN([.B3])" office:value-type="float" office:value="9.39266192877014" calcext:value-type="float">
            <text:p>9.3926619288</text:p>
          </table:table-cell>
          <table:table-cell table:formula="of:=EXP([.C3]*[.A3])" office:value-type="float" office:value="1.45601969599313" calcext:value-type="float">
            <text:p>1.456019696</text:p>
          </table:table-cell>
          <table:table-cell table:formula="of:=LN([.B3]/10)" office:value-type="float" office:value="7.09007683577609" calcext:value-type="float">
            <text:p>7.0900768358</text:p>
          </table:table-cell>
          <table:table-cell table:formula="of:=10*EXP([.E3]*[.A3])" office:value-type="float" office:value="13.2790574506143" calcext:value-type="float">
            <text:p>13.2790574506</text:p>
          </table:table-cell>
          <table:table-cell table:formula="of:=[.C3]/4" office:value-type="float" office:value="2.34816548219253" calcext:value-type="float">
            <text:p>2.3481654822</text:p>
          </table:table-cell>
          <table:table-cell table:formula="of:=EXP(4*[.C3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000" calcext:value-type="float">
            <text:p>12000</text:p>
          </table:table-cell>
          <table:table-cell table:formula="of:=LN([.B4])" office:value-type="float" office:value="9.39266192877014" calcext:value-type="float">
            <text:p>9.3926619288</text:p>
          </table:table-cell>
          <table:table-cell table:formula="of:=EXP([.C4]*[.A4])" office:value-type="float" office:value="1.75691550178976" calcext:value-type="float">
            <text:p>1.7569155018</text:p>
          </table:table-cell>
          <table:table-cell table:formula="of:=LN([.B4]/10)" office:value-type="float" office:value="7.09007683577609" calcext:value-type="float">
            <text:p>7.0900768358</text:p>
          </table:table-cell>
          <table:table-cell table:formula="of:=10*EXP([.E4]*[.A4])" office:value-type="float" office:value="15.3020943268829" calcext:value-type="float">
            <text:p>15.3020943269</text:p>
          </table:table-cell>
          <table:table-cell table:formula="of:=[.C4]/4" office:value-type="float" office:value="2.34816548219253" calcext:value-type="float">
            <text:p>2.3481654822</text:p>
          </table:table-cell>
          <table:table-cell table:formula="of:=EXP(4*[.C4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000" calcext:value-type="float">
            <text:p>12000</text:p>
          </table:table-cell>
          <table:table-cell table:formula="of:=LN([.B5])" office:value-type="float" office:value="9.39266192877014" calcext:value-type="float">
            <text:p>9.3926619288</text:p>
          </table:table-cell>
          <table:table-cell table:formula="of:=EXP([.C5]*[.A5])" office:value-type="float" office:value="2.11999335511992" calcext:value-type="float">
            <text:p>2.1199933551</text:p>
          </table:table-cell>
          <table:table-cell table:formula="of:=LN([.B5]/10)" office:value-type="float" office:value="7.09007683577609" calcext:value-type="float">
            <text:p>7.0900768358</text:p>
          </table:table-cell>
          <table:table-cell table:formula="of:=10*EXP([.E5]*[.A5])" office:value-type="float" office:value="17.6333366776715" calcext:value-type="float">
            <text:p>17.6333366777</text:p>
          </table:table-cell>
          <table:table-cell table:formula="of:=[.C5]/4" office:value-type="float" office:value="2.34816548219253" calcext:value-type="float">
            <text:p>2.3481654822</text:p>
          </table:table-cell>
          <table:table-cell table:formula="of:=EXP(4*[.C5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000" calcext:value-type="float">
            <text:p>12000</text:p>
          </table:table-cell>
          <table:table-cell table:formula="of:=LN([.B6])" office:value-type="float" office:value="9.39266192877014" calcext:value-type="float">
            <text:p>9.3926619288</text:p>
          </table:table-cell>
          <table:table-cell table:formula="of:=EXP([.C6]*[.A6])" office:value-type="float" office:value="2.55810357480153" calcext:value-type="float">
            <text:p>2.5581035748</text:p>
          </table:table-cell>
          <table:table-cell table:formula="of:=LN([.B6]/10)" office:value-type="float" office:value="7.09007683577609" calcext:value-type="float">
            <text:p>7.0900768358</text:p>
          </table:table-cell>
          <table:table-cell table:formula="of:=10*EXP([.E6]*[.A6])" office:value-type="float" office:value="20.3197389681397" calcext:value-type="float">
            <text:p>20.3197389681</text:p>
          </table:table-cell>
          <table:table-cell table:formula="of:=[.C6]/4" office:value-type="float" office:value="2.34816548219253" calcext:value-type="float">
            <text:p>2.3481654822</text:p>
          </table:table-cell>
          <table:table-cell table:formula="of:=EXP(4*[.C6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000" calcext:value-type="float">
            <text:p>12000</text:p>
          </table:table-cell>
          <table:table-cell table:formula="of:=LN([.B7])" office:value-type="float" office:value="9.39266192877014" calcext:value-type="float">
            <text:p>9.3926619288</text:p>
          </table:table-cell>
          <table:table-cell table:formula="of:=EXP([.C7]*[.A7])" office:value-type="float" office:value="3.08675208042915" calcext:value-type="float">
            <text:p>3.0867520804</text:p>
          </table:table-cell>
          <table:table-cell table:formula="of:=LN([.B7]/10)" office:value-type="float" office:value="7.09007683577609" calcext:value-type="float">
            <text:p>7.0900768358</text:p>
          </table:table-cell>
          <table:table-cell table:formula="of:=10*EXP([.E7]*[.A7])" office:value-type="float" office:value="23.4154090788823" calcext:value-type="float">
            <text:p>23.4154090789</text:p>
          </table:table-cell>
          <table:table-cell table:formula="of:=[.C7]/4" office:value-type="float" office:value="2.34816548219253" calcext:value-type="float">
            <text:p>2.3481654822</text:p>
          </table:table-cell>
          <table:table-cell table:formula="of:=EXP(4*[.C7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000" calcext:value-type="float">
            <text:p>12000</text:p>
          </table:table-cell>
          <table:table-cell table:formula="of:=LN([.B8])" office:value-type="float" office:value="9.39266192877014" calcext:value-type="float">
            <text:p>9.3926619288</text:p>
          </table:table-cell>
          <table:table-cell table:formula="of:=EXP([.C8]*[.A8])" office:value-type="float" office:value="3.72464918930145" calcext:value-type="float">
            <text:p>3.7246491893</text:p>
          </table:table-cell>
          <table:table-cell table:formula="of:=LN([.B8]/10)" office:value-type="float" office:value="7.09007683577609" calcext:value-type="float">
            <text:p>7.0900768358</text:p>
          </table:table-cell>
          <table:table-cell table:formula="of:=10*EXP([.E8]*[.A8])" office:value-type="float" office:value="26.9826981139413" calcext:value-type="float">
            <text:p>26.9826981139</text:p>
          </table:table-cell>
          <table:table-cell table:formula="of:=[.C8]/4" office:value-type="float" office:value="2.34816548219253" calcext:value-type="float">
            <text:p>2.3481654822</text:p>
          </table:table-cell>
          <table:table-cell table:formula="of:=EXP(4*[.C8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000" calcext:value-type="float">
            <text:p>12000</text:p>
          </table:table-cell>
          <table:table-cell table:formula="of:=LN([.B9])" office:value-type="float" office:value="9.39266192877014" calcext:value-type="float">
            <text:p>9.3926619288</text:p>
          </table:table-cell>
          <table:table-cell table:formula="of:=EXP([.C9]*[.A9])" office:value-type="float" office:value="4.4943718257526" calcext:value-type="float">
            <text:p>4.4943718258</text:p>
          </table:table-cell>
          <table:table-cell table:formula="of:=LN([.B9]/10)" office:value-type="float" office:value="7.09007683577609" calcext:value-type="float">
            <text:p>7.0900768358</text:p>
          </table:table-cell>
          <table:table-cell table:formula="of:=10*EXP([.E9]*[.A9])" office:value-type="float" office:value="31.0934562388113" calcext:value-type="float">
            <text:p>31.0934562388</text:p>
          </table:table-cell>
          <table:table-cell table:formula="of:=[.C9]/4" office:value-type="float" office:value="2.34816548219253" calcext:value-type="float">
            <text:p>2.3481654822</text:p>
          </table:table-cell>
          <table:table-cell table:formula="of:=EXP(4*[.C9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000" calcext:value-type="float">
            <text:p>12000</text:p>
          </table:table-cell>
          <table:table-cell table:formula="of:=LN([.B10])" office:value-type="float" office:value="9.39266192877014" calcext:value-type="float">
            <text:p>9.3926619288</text:p>
          </table:table-cell>
          <table:table-cell table:formula="of:=EXP([.C10]*[.A10])" office:value-type="float" office:value="5.42316258028775" calcext:value-type="float">
            <text:p>5.4231625803</text:p>
          </table:table-cell>
          <table:table-cell table:formula="of:=LN([.B10]/10)" office:value-type="float" office:value="7.09007683577609" calcext:value-type="float">
            <text:p>7.0900768358</text:p>
          </table:table-cell>
          <table:table-cell table:formula="of:=10*EXP([.E10]*[.A10])" office:value-type="float" office:value="35.8304798427608" calcext:value-type="float">
            <text:p>35.8304798428</text:p>
          </table:table-cell>
          <table:table-cell table:formula="of:=[.C10]/4" office:value-type="float" office:value="2.34816548219253" calcext:value-type="float">
            <text:p>2.3481654822</text:p>
          </table:table-cell>
          <table:table-cell table:formula="of:=EXP(4*[.C10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000" calcext:value-type="float">
            <text:p>12000</text:p>
          </table:table-cell>
          <table:table-cell table:formula="of:=LN([.B11])" office:value-type="float" office:value="9.39266192877014" calcext:value-type="float">
            <text:p>9.3926619288</text:p>
          </table:table-cell>
          <table:table-cell table:formula="of:=EXP([.C11]*[.A11])" office:value-type="float" office:value="6.54389389941237" calcext:value-type="float">
            <text:p>6.5438938994</text:p>
          </table:table-cell>
          <table:table-cell table:formula="of:=LN([.B11]/10)" office:value-type="float" office:value="7.09007683577609" calcext:value-type="float">
            <text:p>7.0900768358</text:p>
          </table:table-cell>
          <table:table-cell table:formula="of:=10*EXP([.E11]*[.A11])" office:value-type="float" office:value="41.2891791733337" calcext:value-type="float">
            <text:p>41.2891791733</text:p>
          </table:table-cell>
          <table:table-cell table:formula="of:=[.C11]/4" office:value-type="float" office:value="2.34816548219253" calcext:value-type="float">
            <text:p>2.3481654822</text:p>
          </table:table-cell>
          <table:table-cell table:formula="of:=EXP(4*[.C11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000" calcext:value-type="float">
            <text:p>12000</text:p>
          </table:table-cell>
          <table:table-cell table:formula="of:=LN([.B12])" office:value-type="float" office:value="9.39266192877014" calcext:value-type="float">
            <text:p>9.3926619288</text:p>
          </table:table-cell>
          <table:table-cell table:formula="of:=EXP([.C12]*[.A12])" office:value-type="float" office:value="7.89623153147187" calcext:value-type="float">
            <text:p>7.8962315315</text:p>
          </table:table-cell>
          <table:table-cell table:formula="of:=LN([.B12]/10)" office:value-type="float" office:value="7.09007683577609" calcext:value-type="float">
            <text:p>7.0900768358</text:p>
          </table:table-cell>
          <table:table-cell table:formula="of:=10*EXP([.E12]*[.A12])" office:value-type="float" office:value="47.5795000315098" calcext:value-type="float">
            <text:p>47.5795000315</text:p>
          </table:table-cell>
          <table:table-cell table:formula="of:=[.C12]/4" office:value-type="float" office:value="2.34816548219253" calcext:value-type="float">
            <text:p>2.3481654822</text:p>
          </table:table-cell>
          <table:table-cell table:formula="of:=EXP(4*[.C12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000" calcext:value-type="float">
            <text:p>12000</text:p>
          </table:table-cell>
          <table:table-cell table:formula="of:=LN([.B13])" office:value-type="float" office:value="9.39266192877014" calcext:value-type="float">
            <text:p>9.3926619288</text:p>
          </table:table-cell>
          <table:table-cell table:formula="of:=EXP([.C13]*[.A13])" office:value-type="float" office:value="9.52803840603368" calcext:value-type="float">
            <text:p>9.528038406</text:p>
          </table:table-cell>
          <table:table-cell table:formula="of:=LN([.B13]/10)" office:value-type="float" office:value="7.09007683577609" calcext:value-type="float">
            <text:p>7.0900768358</text:p>
          </table:table-cell>
          <table:table-cell table:formula="of:=10*EXP([.E13]*[.A13])" office:value-type="float" office:value="54.8281382331404" calcext:value-type="float">
            <text:p>54.8281382331</text:p>
          </table:table-cell>
          <table:table-cell table:formula="of:=[.C13]/4" office:value-type="float" office:value="2.34816548219253" calcext:value-type="float">
            <text:p>2.3481654822</text:p>
          </table:table-cell>
          <table:table-cell table:formula="of:=EXP(4*[.C13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000" calcext:value-type="float">
            <text:p>12000</text:p>
          </table:table-cell>
          <table:table-cell table:formula="of:=LN([.B14])" office:value-type="float" office:value="9.39266192877014" calcext:value-type="float">
            <text:p>9.3926619288</text:p>
          </table:table-cell>
          <table:table-cell table:formula="of:=EXP([.C14]*[.A14])" office:value-type="float" office:value="11.497068633945" calcext:value-type="float">
            <text:p>11.4970686339</text:p>
          </table:table-cell>
          <table:table-cell table:formula="of:=LN([.B14]/10)" office:value-type="float" office:value="7.09007683577609" calcext:value-type="float">
            <text:p>7.0900768358</text:p>
          </table:table-cell>
          <table:table-cell table:formula="of:=10*EXP([.E14]*[.A14])" office:value-type="float" office:value="63.1810914389923" calcext:value-type="float">
            <text:p>63.181091439</text:p>
          </table:table-cell>
          <table:table-cell table:formula="of:=[.C14]/4" office:value-type="float" office:value="2.34816548219253" calcext:value-type="float">
            <text:p>2.3481654822</text:p>
          </table:table-cell>
          <table:table-cell table:formula="of:=EXP(4*[.C14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000" calcext:value-type="float">
            <text:p>12000</text:p>
          </table:table-cell>
          <table:table-cell table:formula="of:=LN([.B15])" office:value-type="float" office:value="9.39266192877014" calcext:value-type="float">
            <text:p>9.3926619288</text:p>
          </table:table-cell>
          <table:table-cell table:formula="of:=EXP([.C15]*[.A15])" office:value-type="float" office:value="13.873011583364" calcext:value-type="float">
            <text:p>13.8730115834</text:p>
          </table:table-cell>
          <table:table-cell table:formula="of:=LN([.B15]/10)" office:value-type="float" office:value="7.09007683577609" calcext:value-type="float">
            <text:p>7.0900768358</text:p>
          </table:table-cell>
          <table:table-cell table:formula="of:=10*EXP([.E15]*[.A15])" office:value-type="float" office:value="72.8065997508093" calcext:value-type="float">
            <text:p>72.8065997508</text:p>
          </table:table-cell>
          <table:table-cell table:formula="of:=[.C15]/4" office:value-type="float" office:value="2.34816548219253" calcext:value-type="float">
            <text:p>2.3481654822</text:p>
          </table:table-cell>
          <table:table-cell table:formula="of:=EXP(4*[.C15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000" calcext:value-type="float">
            <text:p>12000</text:p>
          </table:table-cell>
          <table:table-cell table:formula="of:=LN([.B16])" office:value-type="float" office:value="9.39266192877014" calcext:value-type="float">
            <text:p>9.3926619288</text:p>
          </table:table-cell>
          <table:table-cell table:formula="of:=EXP([.C16]*[.A16])" office:value-type="float" office:value="16.7399583772087" calcext:value-type="float">
            <text:p>16.7399583772</text:p>
          </table:table-cell>
          <table:table-cell table:formula="of:=LN([.B16]/10)" office:value-type="float" office:value="7.09007683577609" calcext:value-type="float">
            <text:p>7.0900768358</text:p>
          </table:table-cell>
          <table:table-cell table:formula="of:=10*EXP([.E16]*[.A16])" office:value-type="float" office:value="83.8985343010893" calcext:value-type="float">
            <text:p>83.8985343011</text:p>
          </table:table-cell>
          <table:table-cell table:formula="of:=[.C16]/4" office:value-type="float" office:value="2.34816548219253" calcext:value-type="float">
            <text:p>2.3481654822</text:p>
          </table:table-cell>
          <table:table-cell table:formula="of:=EXP(4*[.C16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000" calcext:value-type="float">
            <text:p>12000</text:p>
          </table:table-cell>
          <table:table-cell table:formula="of:=LN([.B17])" office:value-type="float" office:value="9.39266192877014" calcext:value-type="float">
            <text:p>9.3926619288</text:p>
          </table:table-cell>
          <table:table-cell table:formula="of:=EXP([.C17]*[.A17])" office:value-type="float" office:value="20.1993781081188" calcext:value-type="float">
            <text:p>20.1993781081</text:p>
          </table:table-cell>
          <table:table-cell table:formula="of:=LN([.B17]/10)" office:value-type="float" office:value="7.09007683577609" calcext:value-type="float">
            <text:p>7.0900768358</text:p>
          </table:table-cell>
          <table:table-cell table:formula="of:=10*EXP([.E17]*[.A17])" office:value-type="float" office:value="96.6803020874876" calcext:value-type="float">
            <text:p>96.6803020875</text:p>
          </table:table-cell>
          <table:table-cell table:formula="of:=[.C17]/4" office:value-type="float" office:value="2.34816548219253" calcext:value-type="float">
            <text:p>2.3481654822</text:p>
          </table:table-cell>
          <table:table-cell table:formula="of:=EXP(4*[.C17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000" calcext:value-type="float">
            <text:p>12000</text:p>
          </table:table-cell>
          <table:table-cell table:formula="of:=LN([.B18])" office:value-type="float" office:value="9.39266192877014" calcext:value-type="float">
            <text:p>9.3926619288</text:p>
          </table:table-cell>
          <table:table-cell table:formula="of:=EXP([.C18]*[.A18])" office:value-type="float" office:value="24.373709107321" calcext:value-type="float">
            <text:p>24.3737091073</text:p>
          </table:table-cell>
          <table:table-cell table:formula="of:=LN([.B18]/10)" office:value-type="float" office:value="7.09007683577609" calcext:value-type="float">
            <text:p>7.0900768358</text:p>
          </table:table-cell>
          <table:table-cell table:formula="of:=10*EXP([.E18]*[.A18])" office:value-type="float" office:value="111.40934570065" calcext:value-type="float">
            <text:p>111.4093457007</text:p>
          </table:table-cell>
          <table:table-cell table:formula="of:=[.C18]/4" office:value-type="float" office:value="2.34816548219253" calcext:value-type="float">
            <text:p>2.3481654822</text:p>
          </table:table-cell>
          <table:table-cell table:formula="of:=EXP(4*[.C18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000" calcext:value-type="float">
            <text:p>12000</text:p>
          </table:table-cell>
          <table:table-cell table:formula="of:=LN([.B19])" office:value-type="float" office:value="9.39266192877014" calcext:value-type="float">
            <text:p>9.3926619288</text:p>
          </table:table-cell>
          <table:table-cell table:formula="of:=EXP([.C19]*[.A19])" office:value-type="float" office:value="29.4106923722333" calcext:value-type="float">
            <text:p>29.4106923722</text:p>
          </table:table-cell>
          <table:table-cell table:formula="of:=LN([.B19]/10)" office:value-type="float" office:value="7.09007683577609" calcext:value-type="float">
            <text:p>7.0900768358</text:p>
          </table:table-cell>
          <table:table-cell table:formula="of:=10*EXP([.E19]*[.A19])" office:value-type="float" office:value="128.382328576249" calcext:value-type="float">
            <text:p>128.3823285763</text:p>
          </table:table-cell>
          <table:table-cell table:formula="of:=[.C19]/4" office:value-type="float" office:value="2.34816548219253" calcext:value-type="float">
            <text:p>2.3481654822</text:p>
          </table:table-cell>
          <table:table-cell table:formula="of:=EXP(4*[.C19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00" calcext:value-type="float">
            <text:p>12000</text:p>
          </table:table-cell>
          <table:table-cell table:formula="of:=LN([.B20])" office:value-type="float" office:value="9.39266192877014" calcext:value-type="float">
            <text:p>9.3926619288</text:p>
          </table:table-cell>
          <table:table-cell table:formula="of:=EXP([.C20]*[.A20])" office:value-type="float" office:value="35.4886005246665" calcext:value-type="float">
            <text:p>35.4886005247</text:p>
          </table:table-cell>
          <table:table-cell table:formula="of:=LN([.B20]/10)" office:value-type="float" office:value="7.09007683577609" calcext:value-type="float">
            <text:p>7.0900768358</text:p>
          </table:table-cell>
          <table:table-cell table:formula="of:=10*EXP([.E20]*[.A20])" office:value-type="float" office:value="147.941110209427" calcext:value-type="float">
            <text:p>147.9411102094</text:p>
          </table:table-cell>
          <table:table-cell table:formula="of:=[.C20]/4" office:value-type="float" office:value="2.34816548219253" calcext:value-type="float">
            <text:p>2.3481654822</text:p>
          </table:table-cell>
          <table:table-cell table:formula="of:=EXP(4*[.C20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000" calcext:value-type="float">
            <text:p>12000</text:p>
          </table:table-cell>
          <table:table-cell table:formula="of:=LN([.B21])" office:value-type="float" office:value="9.39266192877014" calcext:value-type="float">
            <text:p>9.3926619288</text:p>
          </table:table-cell>
          <table:table-cell table:formula="of:=EXP([.C21]*[.A21])" office:value-type="float" office:value="42.8225473667665" calcext:value-type="float">
            <text:p>42.8225473668</text:p>
          </table:table-cell>
          <table:table-cell table:formula="of:=LN([.B21]/10)" office:value-type="float" office:value="7.09007683577609" calcext:value-type="float">
            <text:p>7.0900768358</text:p>
          </table:table-cell>
          <table:table-cell table:formula="of:=10*EXP([.E21]*[.A21])" office:value-type="float" office:value="170.479631680765" calcext:value-type="float">
            <text:p>170.4796316808</text:p>
          </table:table-cell>
          <table:table-cell table:formula="of:=[.C21]/4" office:value-type="float" office:value="2.34816548219253" calcext:value-type="float">
            <text:p>2.3481654822</text:p>
          </table:table-cell>
          <table:table-cell table:formula="of:=EXP(4*[.C21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000" calcext:value-type="float">
            <text:p>12000</text:p>
          </table:table-cell>
          <table:table-cell table:formula="of:=LN([.B22])" office:value-type="float" office:value="9.39266192877014" calcext:value-type="float">
            <text:p>9.3926619288</text:p>
          </table:table-cell>
          <table:table-cell table:formula="of:=EXP([.C22]*[.A22])" office:value-type="float" office:value="51.6721013471464" calcext:value-type="float">
            <text:p>51.6721013471</text:p>
          </table:table-cell>
          <table:table-cell table:formula="of:=LN([.B22]/10)" office:value-type="float" office:value="7.09007683577609" calcext:value-type="float">
            <text:p>7.0900768358</text:p>
          </table:table-cell>
          <table:table-cell table:formula="of:=10*EXP([.E22]*[.A22])" office:value-type="float" office:value="196.451850177864" calcext:value-type="float">
            <text:p>196.4518501779</text:p>
          </table:table-cell>
          <table:table-cell table:formula="of:=[.C22]/4" office:value-type="float" office:value="2.34816548219253" calcext:value-type="float">
            <text:p>2.3481654822</text:p>
          </table:table-cell>
          <table:table-cell table:formula="of:=EXP(4*[.C22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000" calcext:value-type="float">
            <text:p>12000</text:p>
          </table:table-cell>
          <table:table-cell table:formula="of:=LN([.B23])" office:value-type="float" office:value="9.39266192877014" calcext:value-type="float">
            <text:p>9.3926619288</text:p>
          </table:table-cell>
          <table:table-cell table:formula="of:=EXP([.C23]*[.A23])" office:value-type="float" office:value="62.3504723986106" calcext:value-type="float">
            <text:p>62.3504723986</text:p>
          </table:table-cell>
          <table:table-cell table:formula="of:=LN([.B23]/10)" office:value-type="float" office:value="7.09007683577609" calcext:value-type="float">
            <text:p>7.0900768358</text:p>
          </table:table-cell>
          <table:table-cell table:formula="of:=10*EXP([.E23]*[.A23])" office:value-type="float" office:value="226.380882324844" calcext:value-type="float">
            <text:p>226.3808823248</text:p>
          </table:table-cell>
          <table:table-cell table:formula="of:=[.C23]/4" office:value-type="float" office:value="2.34816548219253" calcext:value-type="float">
            <text:p>2.3481654822</text:p>
          </table:table-cell>
          <table:table-cell table:formula="of:=EXP(4*[.C23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000" calcext:value-type="float">
            <text:p>12000</text:p>
          </table:table-cell>
          <table:table-cell table:formula="of:=LN([.B24])" office:value-type="float" office:value="9.39266192877014" calcext:value-type="float">
            <text:p>9.3926619288</text:p>
          </table:table-cell>
          <table:table-cell table:formula="of:=EXP([.C24]*[.A24])" office:value-type="float" office:value="75.2355972947981" calcext:value-type="float">
            <text:p>75.2355972948</text:p>
          </table:table-cell>
          <table:table-cell table:formula="of:=LN([.B24]/10)" office:value-type="float" office:value="7.09007683577609" calcext:value-type="float">
            <text:p>7.0900768358</text:p>
          </table:table-cell>
          <table:table-cell table:formula="of:=10*EXP([.E24]*[.A24])" office:value-type="float" office:value="260.869540479133" calcext:value-type="float">
            <text:p>260.8695404791</text:p>
          </table:table-cell>
          <table:table-cell table:formula="of:=[.C24]/4" office:value-type="float" office:value="2.34816548219253" calcext:value-type="float">
            <text:p>2.3481654822</text:p>
          </table:table-cell>
          <table:table-cell table:formula="of:=EXP(4*[.C24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000" calcext:value-type="float">
            <text:p>12000</text:p>
          </table:table-cell>
          <table:table-cell table:formula="of:=LN([.B25])" office:value-type="float" office:value="9.39266192877014" calcext:value-type="float">
            <text:p>9.3926619288</text:p>
          </table:table-cell>
          <table:table-cell table:formula="of:=EXP([.C25]*[.A25])" office:value-type="float" office:value="90.7835158668528" calcext:value-type="float">
            <text:p>90.7835158669</text:p>
          </table:table-cell>
          <table:table-cell table:formula="of:=LN([.B25]/10)" office:value-type="float" office:value="7.09007683577609" calcext:value-type="float">
            <text:p>7.0900768358</text:p>
          </table:table-cell>
          <table:table-cell table:formula="of:=10*EXP([.E25]*[.A25])" office:value-type="float" office:value="300.612474211236" calcext:value-type="float">
            <text:p>300.6124742112</text:p>
          </table:table-cell>
          <table:table-cell table:formula="of:=[.C25]/4" office:value-type="float" office:value="2.34816548219253" calcext:value-type="float">
            <text:p>2.3481654822</text:p>
          </table:table-cell>
          <table:table-cell table:formula="of:=EXP(4*[.C25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00" calcext:value-type="float">
            <text:p>12000</text:p>
          </table:table-cell>
          <table:table-cell table:formula="of:=LN([.B26])" office:value-type="float" office:value="9.39266192877014" calcext:value-type="float">
            <text:p>9.3926619288</text:p>
          </table:table-cell>
          <table:table-cell table:formula="of:=EXP([.C26]*[.A26])" office:value-type="float" office:value="109.544511501033" calcext:value-type="float">
            <text:p>109.544511501</text:p>
          </table:table-cell>
          <table:table-cell table:formula="of:=LN([.B26]/10)" office:value-type="float" office:value="7.09007683577609" calcext:value-type="float">
            <text:p>7.0900768358</text:p>
          </table:table-cell>
          <table:table-cell table:formula="of:=10*EXP([.E26]*[.A26])" office:value-type="float" office:value="346.410161513776" calcext:value-type="float">
            <text:p>346.4101615138</text:p>
          </table:table-cell>
          <table:table-cell table:formula="of:=[.C26]/4" office:value-type="float" office:value="2.34816548219253" calcext:value-type="float">
            <text:p>2.3481654822</text:p>
          </table:table-cell>
          <table:table-cell table:formula="of:=EXP(4*[.C26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000" calcext:value-type="float">
            <text:p>12000</text:p>
          </table:table-cell>
          <table:table-cell table:formula="of:=LN([.B27])" office:value-type="float" office:value="9.39266192877014" calcext:value-type="float">
            <text:p>9.3926619288</text:p>
          </table:table-cell>
          <table:table-cell table:formula="of:=EXP([.C27]*[.A27])" office:value-type="float" office:value="132.182587173642" calcext:value-type="float">
            <text:p>132.1825871736</text:p>
          </table:table-cell>
          <table:table-cell table:formula="of:=LN([.B27]/10)" office:value-type="float" office:value="7.09007683577609" calcext:value-type="float">
            <text:p>7.0900768358</text:p>
          </table:table-cell>
          <table:table-cell table:formula="of:=10*EXP([.E27]*[.A27])" office:value-type="float" office:value="399.18503154223" calcext:value-type="float">
            <text:p>399.1850315422</text:p>
          </table:table-cell>
          <table:table-cell table:formula="of:=[.C27]/4" office:value-type="float" office:value="2.34816548219253" calcext:value-type="float">
            <text:p>2.3481654822</text:p>
          </table:table-cell>
          <table:table-cell table:formula="of:=EXP(4*[.C27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000" calcext:value-type="float">
            <text:p>12000</text:p>
          </table:table-cell>
          <table:table-cell table:formula="of:=LN([.B28])" office:value-type="float" office:value="9.39266192877014" calcext:value-type="float">
            <text:p>9.3926619288</text:p>
          </table:table-cell>
          <table:table-cell table:formula="of:=EXP([.C28]*[.A28])" office:value-type="float" office:value="159.49896633345" calcext:value-type="float">
            <text:p>159.4989663335</text:p>
          </table:table-cell>
          <table:table-cell table:formula="of:=LN([.B28]/10)" office:value-type="float" office:value="7.09007683577609" calcext:value-type="float">
            <text:p>7.0900768358</text:p>
          </table:table-cell>
          <table:table-cell table:formula="of:=10*EXP([.E28]*[.A28])" office:value-type="float" office:value="460.0000436218" calcext:value-type="float">
            <text:p>460.0000436218</text:p>
          </table:table-cell>
          <table:table-cell table:formula="of:=[.C28]/4" office:value-type="float" office:value="2.34816548219253" calcext:value-type="float">
            <text:p>2.3481654822</text:p>
          </table:table-cell>
          <table:table-cell table:formula="of:=EXP(4*[.C28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000" calcext:value-type="float">
            <text:p>12000</text:p>
          </table:table-cell>
          <table:table-cell table:formula="of:=LN([.B29])" office:value-type="float" office:value="9.39266192877014" calcext:value-type="float">
            <text:p>9.3926619288</text:p>
          </table:table-cell>
          <table:table-cell table:formula="of:=EXP([.C29]*[.A29])" office:value-type="float" office:value="192.460450392151" calcext:value-type="float">
            <text:p>192.4604503922</text:p>
          </table:table-cell>
          <table:table-cell table:formula="of:=LN([.B29]/10)" office:value-type="float" office:value="7.09007683577609" calcext:value-type="float">
            <text:p>7.0900768358</text:p>
          </table:table-cell>
          <table:table-cell table:formula="of:=10*EXP([.E29]*[.A29])" office:value-type="float" office:value="530.080096727455" calcext:value-type="float">
            <text:p>530.0800967275</text:p>
          </table:table-cell>
          <table:table-cell table:formula="of:=[.C29]/4" office:value-type="float" office:value="2.34816548219253" calcext:value-type="float">
            <text:p>2.3481654822</text:p>
          </table:table-cell>
          <table:table-cell table:formula="of:=EXP(4*[.C29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000" calcext:value-type="float">
            <text:p>12000</text:p>
          </table:table-cell>
          <table:table-cell table:formula="of:=LN([.B30])" office:value-type="float" office:value="9.39266192877014" calcext:value-type="float">
            <text:p>9.3926619288</text:p>
          </table:table-cell>
          <table:table-cell table:formula="of:=EXP([.C30]*[.A30])" office:value-type="float" office:value="232.233636472048" calcext:value-type="float">
            <text:p>232.233636472</text:p>
          </table:table-cell>
          <table:table-cell table:formula="of:=LN([.B30]/10)" office:value-type="float" office:value="7.09007683577609" calcext:value-type="float">
            <text:p>7.0900768358</text:p>
          </table:table-cell>
          <table:table-cell table:formula="of:=10*EXP([.E30]*[.A30])" office:value-type="float" office:value="610.836700653895" calcext:value-type="float">
            <text:p>610.8367006539</text:p>
          </table:table-cell>
          <table:table-cell table:formula="of:=[.C30]/4" office:value-type="float" office:value="2.34816548219253" calcext:value-type="float">
            <text:p>2.3481654822</text:p>
          </table:table-cell>
          <table:table-cell table:formula="of:=EXP(4*[.C30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000" calcext:value-type="float">
            <text:p>12000</text:p>
          </table:table-cell>
          <table:table-cell table:formula="of:=LN([.B31])" office:value-type="float" office:value="9.39266192877014" calcext:value-type="float">
            <text:p>9.3926619288</text:p>
          </table:table-cell>
          <table:table-cell table:formula="of:=EXP([.C31]*[.A31])" office:value-type="float" office:value="280.22620647068" calcext:value-type="float">
            <text:p>280.2262064707</text:p>
          </table:table-cell>
          <table:table-cell table:formula="of:=LN([.B31]/10)" office:value-type="float" office:value="7.09007683577609" calcext:value-type="float">
            <text:p>7.0900768358</text:p>
          </table:table-cell>
          <table:table-cell table:formula="of:=10*EXP([.E31]*[.A31])" office:value-type="float" office:value="703.896405787105" calcext:value-type="float">
            <text:p>703.8964057871</text:p>
          </table:table-cell>
          <table:table-cell table:formula="of:=[.C31]/4" office:value-type="float" office:value="2.34816548219253" calcext:value-type="float">
            <text:p>2.3481654822</text:p>
          </table:table-cell>
          <table:table-cell table:formula="of:=EXP(4*[.C31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000" calcext:value-type="float">
            <text:p>12000</text:p>
          </table:table-cell>
          <table:table-cell table:formula="of:=LN([.B32])" office:value-type="float" office:value="9.39266192877014" calcext:value-type="float">
            <text:p>9.3926619288</text:p>
          </table:table-cell>
          <table:table-cell table:formula="of:=EXP([.C32]*[.A32])" office:value-type="float" office:value="338.136748775409" calcext:value-type="float">
            <text:p>338.1367487754</text:p>
          </table:table-cell>
          <table:table-cell table:formula="of:=LN([.B32]/10)" office:value-type="float" office:value="7.09007683577609" calcext:value-type="float">
            <text:p>7.0900768358</text:p>
          </table:table-cell>
          <table:table-cell table:formula="of:=10*EXP([.E32]*[.A32])" office:value-type="float" office:value="811.133564092675" calcext:value-type="float">
            <text:p>811.1335640927</text:p>
          </table:table-cell>
          <table:table-cell table:formula="of:=[.C32]/4" office:value-type="float" office:value="2.34816548219253" calcext:value-type="float">
            <text:p>2.3481654822</text:p>
          </table:table-cell>
          <table:table-cell table:formula="of:=EXP(4*[.C32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000" calcext:value-type="float">
            <text:p>12000</text:p>
          </table:table-cell>
          <table:table-cell table:formula="of:=LN([.B33])" office:value-type="float" office:value="9.39266192877014" calcext:value-type="float">
            <text:p>9.3926619288</text:p>
          </table:table-cell>
          <table:table-cell table:formula="of:=EXP([.C33]*[.A33])" office:value-type="float" office:value="408.014875954747" calcext:value-type="float">
            <text:p>408.0148759547</text:p>
          </table:table-cell>
          <table:table-cell table:formula="of:=LN([.B33]/10)" office:value-type="float" office:value="7.09007683577609" calcext:value-type="float">
            <text:p>7.0900768358</text:p>
          </table:table-cell>
          <table:table-cell table:formula="of:=10*EXP([.E33]*[.A33])" office:value-type="float" office:value="934.708081172786" calcext:value-type="float">
            <text:p>934.7080811728</text:p>
          </table:table-cell>
          <table:table-cell table:formula="of:=[.C33]/4" office:value-type="float" office:value="2.34816548219253" calcext:value-type="float">
            <text:p>2.3481654822</text:p>
          </table:table-cell>
          <table:table-cell table:formula="of:=EXP(4*[.C33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000" calcext:value-type="float">
            <text:p>12000</text:p>
          </table:table-cell>
          <table:table-cell table:formula="of:=LN([.B34])" office:value-type="float" office:value="9.39266192877014" calcext:value-type="float">
            <text:p>9.3926619288</text:p>
          </table:table-cell>
          <table:table-cell table:formula="of:=EXP([.C34]*[.A34])" office:value-type="float" office:value="492.333766156076" calcext:value-type="float">
            <text:p>492.3337661561</text:p>
          </table:table-cell>
          <table:table-cell table:formula="of:=LN([.B34]/10)" office:value-type="float" office:value="7.09007683577609" calcext:value-type="float">
            <text:p>7.0900768358</text:p>
          </table:table-cell>
          <table:table-cell table:formula="of:=10*EXP([.E34]*[.A34])" office:value-type="float" office:value="1077.10891977082" calcext:value-type="float">
            <text:p>1077.1089197708</text:p>
          </table:table-cell>
          <table:table-cell table:formula="of:=[.C34]/4" office:value-type="float" office:value="2.34816548219253" calcext:value-type="float">
            <text:p>2.3481654822</text:p>
          </table:table-cell>
          <table:table-cell table:formula="of:=EXP(4*[.C34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000" calcext:value-type="float">
            <text:p>12000</text:p>
          </table:table-cell>
          <table:table-cell table:formula="of:=LN([.B35])" office:value-type="float" office:value="9.39266192877014" calcext:value-type="float">
            <text:p>9.3926619288</text:p>
          </table:table-cell>
          <table:table-cell table:formula="of:=EXP([.C35]*[.A35])" office:value-type="float" office:value="594.077695648305" calcext:value-type="float">
            <text:p>594.0776956483</text:p>
          </table:table-cell>
          <table:table-cell table:formula="of:=LN([.B35]/10)" office:value-type="float" office:value="7.09007683577609" calcext:value-type="float">
            <text:p>7.0900768358</text:p>
          </table:table-cell>
          <table:table-cell table:formula="of:=10*EXP([.E35]*[.A35])" office:value-type="float" office:value="1241.20423094469" calcext:value-type="float">
            <text:p>1241.2042309447</text:p>
          </table:table-cell>
          <table:table-cell table:formula="of:=[.C35]/4" office:value-type="float" office:value="2.34816548219253" calcext:value-type="float">
            <text:p>2.3481654822</text:p>
          </table:table-cell>
          <table:table-cell table:formula="of:=EXP(4*[.C35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000" calcext:value-type="float">
            <text:p>12000</text:p>
          </table:table-cell>
          <table:table-cell table:formula="of:=LN([.B36])" office:value-type="float" office:value="9.39266192877014" calcext:value-type="float">
            <text:p>9.3926619288</text:p>
          </table:table-cell>
          <table:table-cell table:formula="of:=EXP([.C36]*[.A36])" office:value-type="float" office:value="716.84766052572" calcext:value-type="float">
            <text:p>716.8476605257</text:p>
          </table:table-cell>
          <table:table-cell table:formula="of:=LN([.B36]/10)" office:value-type="float" office:value="7.09007683577609" calcext:value-type="float">
            <text:p>7.0900768358</text:p>
          </table:table-cell>
          <table:table-cell table:formula="of:=10*EXP([.E36]*[.A36])" office:value-type="float" office:value="1430.29912262057" calcext:value-type="float">
            <text:p>1430.2991226206</text:p>
          </table:table-cell>
          <table:table-cell table:formula="of:=[.C36]/4" office:value-type="float" office:value="2.34816548219253" calcext:value-type="float">
            <text:p>2.3481654822</text:p>
          </table:table-cell>
          <table:table-cell table:formula="of:=EXP(4*[.C36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000" calcext:value-type="float">
            <text:p>12000</text:p>
          </table:table-cell>
          <table:table-cell table:formula="of:=LN([.B37])" office:value-type="float" office:value="9.39266192877014" calcext:value-type="float">
            <text:p>9.3926619288</text:p>
          </table:table-cell>
          <table:table-cell table:formula="of:=EXP([.C37]*[.A37])" office:value-type="float" office:value="864.988825814142" calcext:value-type="float">
            <text:p>864.9888258141</text:p>
          </table:table-cell>
          <table:table-cell table:formula="of:=LN([.B37]/10)" office:value-type="float" office:value="7.09007683577609" calcext:value-type="float">
            <text:p>7.0900768358</text:p>
          </table:table-cell>
          <table:table-cell table:formula="of:=10*EXP([.E37]*[.A37])" office:value-type="float" office:value="1648.202229066" calcext:value-type="float">
            <text:p>1648.202229066</text:p>
          </table:table-cell>
          <table:table-cell table:formula="of:=[.C37]/4" office:value-type="float" office:value="2.34816548219253" calcext:value-type="float">
            <text:p>2.3481654822</text:p>
          </table:table-cell>
          <table:table-cell table:formula="of:=EXP(4*[.C37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000" calcext:value-type="float">
            <text:p>12000</text:p>
          </table:table-cell>
          <table:table-cell table:formula="of:=LN([.B38])" office:value-type="float" office:value="9.39266192877014" calcext:value-type="float">
            <text:p>9.3926619288</text:p>
          </table:table-cell>
          <table:table-cell table:formula="of:=EXP([.C38]*[.A38])" office:value-type="float" office:value="1043.74431275204" calcext:value-type="float">
            <text:p>1043.7443127521</text:p>
          </table:table-cell>
          <table:table-cell table:formula="of:=LN([.B38]/10)" office:value-type="float" office:value="7.09007683577609" calcext:value-type="float">
            <text:p>7.0900768358</text:p>
          </table:table-cell>
          <table:table-cell table:formula="of:=10*EXP([.E38]*[.A38])" office:value-type="float" office:value="1899.30242208418" calcext:value-type="float">
            <text:p>1899.3024220842</text:p>
          </table:table-cell>
          <table:table-cell table:formula="of:=[.C38]/4" office:value-type="float" office:value="2.34816548219253" calcext:value-type="float">
            <text:p>2.3481654822</text:p>
          </table:table-cell>
          <table:table-cell table:formula="of:=EXP(4*[.C38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000" calcext:value-type="float">
            <text:p>12000</text:p>
          </table:table-cell>
          <table:table-cell table:formula="of:=LN([.B39])" office:value-type="float" office:value="9.39266192877014" calcext:value-type="float">
            <text:p>9.3926619288</text:p>
          </table:table-cell>
          <table:table-cell table:formula="of:=EXP([.C39]*[.A39])" office:value-type="float" office:value="1259.44076719936" calcext:value-type="float">
            <text:p>1259.4407671994</text:p>
          </table:table-cell>
          <table:table-cell table:formula="of:=LN([.B39]/10)" office:value-type="float" office:value="7.09007683577609" calcext:value-type="float">
            <text:p>7.0900768358</text:p>
          </table:table-cell>
          <table:table-cell table:formula="of:=10*EXP([.E39]*[.A39])" office:value-type="float" office:value="2188.65720899979" calcext:value-type="float">
            <text:p>2188.6572089998</text:p>
          </table:table-cell>
          <table:table-cell table:formula="of:=[.C39]/4" office:value-type="float" office:value="2.34816548219253" calcext:value-type="float">
            <text:p>2.3481654822</text:p>
          </table:table-cell>
          <table:table-cell table:formula="of:=EXP(4*[.C39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000" calcext:value-type="float">
            <text:p>12000</text:p>
          </table:table-cell>
          <table:table-cell table:formula="of:=LN([.B40])" office:value-type="float" office:value="9.39266192877014" calcext:value-type="float">
            <text:p>9.3926619288</text:p>
          </table:table-cell>
          <table:table-cell table:formula="of:=EXP([.C40]*[.A40])" office:value-type="float" office:value="1519.71227694778" calcext:value-type="float">
            <text:p>1519.7122769478</text:p>
          </table:table-cell>
          <table:table-cell table:formula="of:=LN([.B40]/10)" office:value-type="float" office:value="7.09007683577609" calcext:value-type="float">
            <text:p>7.0900768358</text:p>
          </table:table-cell>
          <table:table-cell table:formula="of:=10*EXP([.E40]*[.A40])" office:value-type="float" office:value="2522.09459789467" calcext:value-type="float">
            <text:p>2522.0945978947</text:p>
          </table:table-cell>
          <table:table-cell table:formula="of:=[.C40]/4" office:value-type="float" office:value="2.34816548219253" calcext:value-type="float">
            <text:p>2.3481654822</text:p>
          </table:table-cell>
          <table:table-cell table:formula="of:=EXP(4*[.C40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000" calcext:value-type="float">
            <text:p>12000</text:p>
          </table:table-cell>
          <table:table-cell table:formula="of:=LN([.B41])" office:value-type="float" office:value="9.39266192877014" calcext:value-type="float">
            <text:p>9.3926619288</text:p>
          </table:table-cell>
          <table:table-cell table:formula="of:=EXP([.C41]*[.A41])" office:value-type="float" office:value="1833.77056297896" calcext:value-type="float">
            <text:p>1833.770562979</text:p>
          </table:table-cell>
          <table:table-cell table:formula="of:=LN([.B41]/10)" office:value-type="float" office:value="7.09007683577609" calcext:value-type="float">
            <text:p>7.0900768358</text:p>
          </table:table-cell>
          <table:table-cell table:formula="of:=10*EXP([.E41]*[.A41])" office:value-type="float" office:value="2906.33048180094" calcext:value-type="float">
            <text:p>2906.3304818009</text:p>
          </table:table-cell>
          <table:table-cell table:formula="of:=[.C41]/4" office:value-type="float" office:value="2.34816548219253" calcext:value-type="float">
            <text:p>2.3481654822</text:p>
          </table:table-cell>
          <table:table-cell table:formula="of:=EXP(4*[.C41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000" calcext:value-type="float">
            <text:p>12000</text:p>
          </table:table-cell>
          <table:table-cell table:formula="of:=LN([.B42])" office:value-type="float" office:value="9.39266192877014" calcext:value-type="float">
            <text:p>9.3926619288</text:p>
          </table:table-cell>
          <table:table-cell table:formula="of:=EXP([.C42]*[.A42])" office:value-type="float" office:value="2212.73100747853" calcext:value-type="float">
            <text:p>2212.7310074785</text:p>
          </table:table-cell>
          <table:table-cell table:formula="of:=LN([.B42]/10)" office:value-type="float" office:value="7.09007683577609" calcext:value-type="float">
            <text:p>7.0900768358</text:p>
          </table:table-cell>
          <table:table-cell table:formula="of:=10*EXP([.E42]*[.A42])" office:value-type="float" office:value="3349.10390613272" calcext:value-type="float">
            <text:p>3349.1039061327</text:p>
          </table:table-cell>
          <table:table-cell table:formula="of:=[.C42]/4" office:value-type="float" office:value="2.34816548219253" calcext:value-type="float">
            <text:p>2.3481654822</text:p>
          </table:table-cell>
          <table:table-cell table:formula="of:=EXP(4*[.C42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000" calcext:value-type="float">
            <text:p>12000</text:p>
          </table:table-cell>
          <table:table-cell table:formula="of:=LN([.B43])" office:value-type="float" office:value="9.39266192877014" calcext:value-type="float">
            <text:p>9.3926619288</text:p>
          </table:table-cell>
          <table:table-cell table:formula="of:=EXP([.C43]*[.A43])" office:value-type="float" office:value="2670.00605762977" calcext:value-type="float">
            <text:p>2670.0060576298</text:p>
          </table:table-cell>
          <table:table-cell table:formula="of:=LN([.B43]/10)" office:value-type="float" office:value="7.09007683577609" calcext:value-type="float">
            <text:p>7.0900768358</text:p>
          </table:table-cell>
          <table:table-cell table:formula="of:=10*EXP([.E43]*[.A43])" office:value-type="float" office:value="3859.33294383061" calcext:value-type="float">
            <text:p>3859.3329438306</text:p>
          </table:table-cell>
          <table:table-cell table:formula="of:=[.C43]/4" office:value-type="float" office:value="2.34816548219253" calcext:value-type="float">
            <text:p>2.3481654822</text:p>
          </table:table-cell>
          <table:table-cell table:formula="of:=EXP(4*[.C43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000" calcext:value-type="float">
            <text:p>12000</text:p>
          </table:table-cell>
          <table:table-cell table:formula="of:=LN([.B44])" office:value-type="float" office:value="9.39266192877014" calcext:value-type="float">
            <text:p>9.3926619288</text:p>
          </table:table-cell>
          <table:table-cell table:formula="of:=EXP([.C44]*[.A44])" office:value-type="float" office:value="3221.77992882346" calcext:value-type="float">
            <text:p>3221.7799288235</text:p>
          </table:table-cell>
          <table:table-cell table:formula="of:=LN([.B44]/10)" office:value-type="float" office:value="7.09007683577609" calcext:value-type="float">
            <text:p>7.0900768358</text:p>
          </table:table-cell>
          <table:table-cell table:formula="of:=10*EXP([.E44]*[.A44])" office:value-type="float" office:value="4447.29431776131" calcext:value-type="float">
            <text:p>4447.2943177613</text:p>
          </table:table-cell>
          <table:table-cell table:formula="of:=[.C44]/4" office:value-type="float" office:value="2.34816548219253" calcext:value-type="float">
            <text:p>2.3481654822</text:p>
          </table:table-cell>
          <table:table-cell table:formula="of:=EXP(4*[.C44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000" calcext:value-type="float">
            <text:p>12000</text:p>
          </table:table-cell>
          <table:table-cell table:formula="of:=LN([.B45])" office:value-type="float" office:value="9.39266192877014" calcext:value-type="float">
            <text:p>9.3926619288</text:p>
          </table:table-cell>
          <table:table-cell table:formula="of:=EXP([.C45]*[.A45])" office:value-type="float" office:value="3887.5814083299" calcext:value-type="float">
            <text:p>3887.5814083299</text:p>
          </table:table-cell>
          <table:table-cell table:formula="of:=LN([.B45]/10)" office:value-type="float" office:value="7.09007683577609" calcext:value-type="float">
            <text:p>7.0900768358</text:p>
          </table:table-cell>
          <table:table-cell table:formula="of:=10*EXP([.E45]*[.A45])" office:value-type="float" office:value="5124.8303882175" calcext:value-type="float">
            <text:p>5124.8303882175</text:p>
          </table:table-cell>
          <table:table-cell table:formula="of:=[.C45]/4" office:value-type="float" office:value="2.34816548219253" calcext:value-type="float">
            <text:p>2.3481654822</text:p>
          </table:table-cell>
          <table:table-cell table:formula="of:=EXP(4*[.C45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000" calcext:value-type="float">
            <text:p>12000</text:p>
          </table:table-cell>
          <table:table-cell table:formula="of:=LN([.B46])" office:value-type="float" office:value="9.39266192877014" calcext:value-type="float">
            <text:p>9.3926619288</text:p>
          </table:table-cell>
          <table:table-cell table:formula="of:=EXP([.C46]*[.A46])" office:value-type="float" office:value="4690.97503252229" calcext:value-type="float">
            <text:p>4690.9750325223</text:p>
          </table:table-cell>
          <table:table-cell table:formula="of:=LN([.B46]/10)" office:value-type="float" office:value="7.09007683577609" calcext:value-type="float">
            <text:p>7.0900768358</text:p>
          </table:table-cell>
          <table:table-cell table:formula="of:=10*EXP([.E46]*[.A46])" office:value-type="float" office:value="5905.58767453428" calcext:value-type="float">
            <text:p>5905.5876745343</text:p>
          </table:table-cell>
          <table:table-cell table:formula="of:=[.C46]/4" office:value-type="float" office:value="2.34816548219253" calcext:value-type="float">
            <text:p>2.3481654822</text:p>
          </table:table-cell>
          <table:table-cell table:formula="of:=EXP(4*[.C46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000" calcext:value-type="float">
            <text:p>12000</text:p>
          </table:table-cell>
          <table:table-cell table:formula="of:=LN([.B47])" office:value-type="float" office:value="9.39266192877014" calcext:value-type="float">
            <text:p>9.3926619288</text:p>
          </table:table-cell>
          <table:table-cell table:formula="of:=EXP([.C47]*[.A47])" office:value-type="float" office:value="5660.39510030503" calcext:value-type="float">
            <text:p>5660.395100305</text:p>
          </table:table-cell>
          <table:table-cell table:formula="of:=LN([.B47]/10)" office:value-type="float" office:value="7.09007683577609" calcext:value-type="float">
            <text:p>7.0900768358</text:p>
          </table:table-cell>
          <table:table-cell table:formula="of:=10*EXP([.E47]*[.A47])" office:value-type="float" office:value="6805.2917149794" calcext:value-type="float">
            <text:p>6805.2917149794</text:p>
          </table:table-cell>
          <table:table-cell table:formula="of:=[.C47]/4" office:value-type="float" office:value="2.34816548219253" calcext:value-type="float">
            <text:p>2.3481654822</text:p>
          </table:table-cell>
          <table:table-cell table:formula="of:=EXP(4*[.C47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000" calcext:value-type="float">
            <text:p>12000</text:p>
          </table:table-cell>
          <table:table-cell table:formula="of:=LN([.B48])" office:value-type="float" office:value="9.39266192877014" calcext:value-type="float">
            <text:p>9.3926619288</text:p>
          </table:table-cell>
          <table:table-cell table:formula="of:=EXP([.C48]*[.A48])" office:value-type="float" office:value="6830.15204076446" calcext:value-type="float">
            <text:p>6830.1520407645</text:p>
          </table:table-cell>
          <table:table-cell table:formula="of:=LN([.B48]/10)" office:value-type="float" office:value="7.09007683577609" calcext:value-type="float">
            <text:p>7.0900768358</text:p>
          </table:table-cell>
          <table:table-cell table:formula="of:=10*EXP([.E48]*[.A48])" office:value-type="float" office:value="7842.06380097804" calcext:value-type="float">
            <text:p>7842.063800978</text:p>
          </table:table-cell>
          <table:table-cell table:formula="of:=[.C48]/4" office:value-type="float" office:value="2.34816548219253" calcext:value-type="float">
            <text:p>2.3481654822</text:p>
          </table:table-cell>
          <table:table-cell table:formula="of:=EXP(4*[.C48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000" calcext:value-type="float">
            <text:p>12000</text:p>
          </table:table-cell>
          <table:table-cell table:formula="of:=LN([.B49])" office:value-type="float" office:value="9.39266192877014" calcext:value-type="float">
            <text:p>9.3926619288</text:p>
          </table:table-cell>
          <table:table-cell table:formula="of:=EXP([.C49]*[.A49])" office:value-type="float" office:value="8241.64675314711" calcext:value-type="float">
            <text:p>8241.6467531471</text:p>
          </table:table-cell>
          <table:table-cell table:formula="of:=LN([.B49]/10)" office:value-type="float" office:value="7.09007683577609" calcext:value-type="float">
            <text:p>7.0900768358</text:p>
          </table:table-cell>
          <table:table-cell table:formula="of:=10*EXP([.E49]*[.A49])" office:value-type="float" office:value="9036.78596514009" calcext:value-type="float">
            <text:p>9036.7859651401</text:p>
          </table:table-cell>
          <table:table-cell table:formula="of:=[.C49]/4" office:value-type="float" office:value="2.34816548219253" calcext:value-type="float">
            <text:p>2.3481654822</text:p>
          </table:table-cell>
          <table:table-cell table:formula="of:=EXP(4*[.C49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000" calcext:value-type="float">
            <text:p>12000</text:p>
          </table:table-cell>
          <table:table-cell table:formula="of:=LN([.B50])" office:value-type="float" office:value="9.39266192877014" calcext:value-type="float">
            <text:p>9.3926619288</text:p>
          </table:table-cell>
          <table:table-cell table:formula="of:=EXP([.C50]*[.A50])" office:value-type="float" office:value="9944.83589798068" calcext:value-type="float">
            <text:p>9944.8358979807</text:p>
          </table:table-cell>
          <table:table-cell table:formula="of:=LN([.B50]/10)" office:value-type="float" office:value="7.09007683577609" calcext:value-type="float">
            <text:p>7.0900768358</text:p>
          </table:table-cell>
          <table:table-cell table:formula="of:=10*EXP([.E50]*[.A50])" office:value-type="float" office:value="10413.521574457" calcext:value-type="float">
            <text:p>10413.521574457</text:p>
          </table:table-cell>
          <table:table-cell table:formula="of:=[.C50]/4" office:value-type="float" office:value="2.34816548219253" calcext:value-type="float">
            <text:p>2.3481654822</text:p>
          </table:table-cell>
          <table:table-cell table:formula="of:=EXP(4*[.C50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formula="of:=LN([.B51])" office:value-type="float" office:value="9.39266192877014" calcext:value-type="float">
            <text:p>9.3926619288</text:p>
          </table:table-cell>
          <table:table-cell table:formula="of:=EXP([.C51]*[.A51])" office:value-type="float" office:value="12000" calcext:value-type="float">
            <text:p>12000</text:p>
          </table:table-cell>
          <table:table-cell table:formula="of:=LN([.B51]/10)" office:value-type="float" office:value="7.09007683577609" calcext:value-type="float">
            <text:p>7.0900768358</text:p>
          </table:table-cell>
          <table:table-cell table:formula="of:=10*EXP([.E51]*[.A51])" office:value-type="float" office:value="12000" calcext:value-type="float">
            <text:p>12000</text:p>
          </table:table-cell>
          <table:table-cell table:formula="of:=[.C51]/4" office:value-type="float" office:value="2.34816548219253" calcext:value-type="float">
            <text:p>2.3481654822</text:p>
          </table:table-cell>
          <table:table-cell table:formula="of:=EXP(4*[.C51])" office:value-type="float" office:value="2.07359999999999E+016" calcext:value-type="float">
            <text:p>20735999999999900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Berthiaume</meta:initial-creator>
    <meta:creation-date>2015-12-04T16:55:10.744000000</meta:creation-date>
    <dc:date>2015-12-04T17:32:17.886000000</dc:date>
    <dc:creator>Vincent Berthiaume</dc:creator>
    <meta:editing-duration>PT6M45S</meta:editing-duration>
    <meta:editing-cycles>1</meta:editing-cycles>
    <meta:document-statistic meta:table-count="1" meta:cell-count="407" meta:object-count="0"/>
    <meta:generator>LibreOffice/4.4.5.2$Windows_x86 LibreOffice_project/a22f674fd25a3b6f45bdebf25400ed2adff0ff99</meta:generator>
  </office:meta>
</office:document-meta>
</file>